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73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string" table:number-columns-spanned="1" table:number-rows-spanned="14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8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6" office:value-type="date" office:date-value="2009-07-31">
            <text:p>31/07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24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C</text:p>
          </table:table-cell>
          <table:table-cell table:style-name="ce22" office:value-type="string">
            <text:p>Confecção dos diagramas de classe para os casos de uso: logar no sistema e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viagem e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viagem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4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1">31/07/2009</text:date>, <text:time>21:2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7-31T21:24:01</dc:date>
    <meta:editing-duration>PT07H16M41S</meta:editing-duration>
    <meta:editing-cycles>137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39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